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2" style:family="table">
      <style:table-properties style:width="11.758cm" fo:margin-left="-0.018cm" table:align="left" style:writing-mode="lr-tb"/>
    </style:style>
    <style:style style:name="Таблица2.A" style:family="table-column">
      <style:table-column-properties style:column-width="6.161cm"/>
    </style:style>
    <style:style style:name="Таблица2.B" style:family="table-column">
      <style:table-column-properties style:column-width="1.078cm"/>
    </style:style>
    <style:style style:name="Таблица2.C" style:family="table-column">
      <style:table-column-properties style:column-width="1.02cm"/>
    </style:style>
    <style:style style:name="Таблица2.D" style:family="table-column">
      <style:table-column-properties style:column-width="0.757cm"/>
    </style:style>
    <style:style style:name="Таблица2.E" style:family="table-column">
      <style:table-column-properties style:column-width="1.512cm"/>
    </style:style>
    <style:style style:name="Таблица2.F" style:family="table-column">
      <style:table-column-properties style:column-width="1.23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2.F1" style:family="table-cell">
      <style:table-cell-properties style:vertical-align="top" fo:padding="0.097cm" fo:border="0.002cm solid #000000" style:writing-mode="lr-tb"/>
    </style:style>
    <style:style style:name="Таблица2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2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2.A41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2.F41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2.A47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2.F47" style:family="table-cell">
      <style:table-cell-properties style:vertical-align="middle" fo:padding="0.097cm" fo:border="0.002cm solid #000000" style:writing-mode="lr-tb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2.519cm" fo:margin-right="0cm" fo:text-indent="0cm" style:auto-text-indent="false">
        <style:tab-stops>
          <style:tab-stop style:position="1.513cm"/>
        </style:tab-stops>
      </style:paragraph-properties>
    </style:style>
    <style:style style:name="P9" style:family="paragraph" style:parent-style-name="Text_20_body">
      <style:paragraph-properties fo:margin-left="1.513cm" fo:margin-right="0cm" fo:text-indent="0cm" style:auto-text-indent="false">
        <style:tab-stops>
          <style:tab-stop style:position="1.513cm"/>
        </style:tab-stops>
      </style:paragraph-properties>
    </style:style>
    <style:style style:name="P10" style:family="paragraph" style:parent-style-name="Текст1">
      <style:paragraph-properties fo:text-align="center" style:justify-single-word="false"/>
    </style:style>
    <style:style style:name="P11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2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3" style:family="paragraph" style:parent-style-name="Standard" style:list-style-name="L1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4" style:family="paragraph" style:parent-style-name="Standard" style:list-style-name="L1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5" style:family="paragraph" style:parent-style-name="Standard" style:list-style-name="L1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8" style:family="paragraph" style:parent-style-name="Standard" style:list-style-name="WW8Num2">
      <style:text-properties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1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2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3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4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7" style:family="paragraph" style:parent-style-name="Heading_20_1" style:list-style-name="WW8Num2"/>
    <style:style style:name="P28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29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style:font-size-asian="12pt" style:font-name-complex="Times New Roman" style:font-size-complex="16pt"/>
    </style:style>
    <style:style style:name="P30" style:family="paragraph" style:parent-style-name="Heading_20_2" style:list-style-name="WW8Num2">
      <style:text-properties fo:font-size="12pt" style:font-size-asian="12pt" style:font-size-complex="12pt"/>
    </style:style>
    <style:style style:name="P31" style:family="paragraph" style:parent-style-name="Heading_20_2" style:list-style-name="WW8Num2">
      <style:text-properties fo:font-size="12pt" style:font-size-asian="12pt" style:font-size-complex="12pt"/>
    </style:style>
    <style:style style:name="P32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style:snap-to-layout-grid="false"/>
      <style:text-properties fo:font-size="12pt" style:font-size-asian="12pt" style:font-size-complex="12pt"/>
    </style:style>
    <style:style style:name="P35" style:family="paragraph" style:parent-style-name="Table_20_Contents">
      <style:paragraph-properties style:snap-to-layout-grid="false"/>
      <style:text-properties fo:font-size="12pt" fo:language="en" fo:country="US" style:font-size-asian="12pt" style:font-size-complex="12pt"/>
    </style:style>
    <style:style style:name="P36" style:family="paragraph" style:parent-style-name="Table_20_Contents">
      <style:paragraph-properties fo:text-align="center" style:justify-single-word="false" style:snap-to-layout-grid="false"/>
    </style:style>
    <style:style style:name="P37" style:family="paragraph" style:parent-style-name="Table_20_Heading">
      <style:paragraph-properties style:snap-to-layout-grid="false"/>
      <style:text-properties fo:font-size="12pt" style:font-size-asian="12pt" style:font-size-complex="12pt"/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letter-kerning="tru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10"><text:span text:style-name="T1">«</text:span><text:span text:style-name="T2">Изучение возможностей и методов разработки экспертных систем в среде инструментальной оболочки ЭСТЕР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афтасьев</text:span> В.Н.</text:p>
      <text:p text:style-name="P6">Выполнили:<text:tab/>студенты гр. 3351</text:p>
      <text:p text:style-name="P6">Ерёменок А.В.</text:p>
      <text:p text:style-name="P6">Эмман П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28" text:outline-level="1"><text:s/>Предметная область</text:h>
        </text:list-item>
      </text:list>
      <text:p text:style-name="P9">Выбор среды и окружения для разработки приложений.</text:p>
      <text:list text:style-name="WW8Num2" text:continue-numbering="true">
        <text:list-item>
          <text:h text:style-name="P25" text:outline-level="1"><text:s/>Выполнение</text:h>
          <text:list>
            <text:list-item>
              <text:h text:style-name="P29" text:outline-level="2">В выборе языка разработки ограничимся следующими объектно-ориентированными языками:</text:h>
            </text:list-item>
          </text:list>
        </text:list-item>
      </text:list>
      <text:list text:style-name="WW8Num3">
        <text:list-item>
          <text:p text:style-name="P20">Java</text:p>
        </text:list-item>
        <text:list-item>
          <text:p text:style-name="P20">C++</text:p>
        </text:list-item>
        <text:list-item>
          <text:p text:style-name="P20">C#</text:p>
        </text:list-item>
        <text:list-item>
          <text:p text:style-name="P20">Python</text:p>
        </text:list-item>
        <text:list-item>
          <text:p text:style-name="P20">Ruby</text:p>
        </text:list-item>
      </text:list>
      <text:list text:style-name="WW8Num2" text:continue-numbering="true">
        <text:list-item>
          <text:list text:continue-numbering="true">
            <text:list-item>
              <text:h text:style-name="P32" text:outline-level="2">В результате сопоставления возможностей языков, получена следующая таблица критериев:</text:h>
            </text:list-item>
          </text:list>
        </text:list-item>
      </text:list>
      <text:p text:style-name="P1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header-rows>
          <table:table-row table:style-name="Таблица2.1">
            <table:table-cell table:style-name="Таблица2.A1" office:value-type="string">
              <text:p text:style-name="P37">Критерий</text:p>
            </table:table-cell>
            <table:table-cell table:style-name="Таблица2.A1" office:value-type="string">
              <text:p text:style-name="P37">Java</text:p>
            </table:table-cell>
            <table:table-cell table:style-name="Таблица2.A1" office:value-type="string">
              <text:p text:style-name="P37">C++</text:p>
            </table:table-cell>
            <table:table-cell table:style-name="Таблица2.A1" office:value-type="string">
              <text:p text:style-name="P37">C#</text:p>
            </table:table-cell>
            <table:table-cell table:style-name="Таблица2.A1" office:value-type="string">
              <text:p text:style-name="P37">Python</text:p>
            </table:table-cell>
            <table:table-cell table:style-name="Таблица2.F1" office:value-type="string">
              <text:p text:style-name="P37">Ruby</text:p>
            </table:table-cell>
          </table:table-row>
        </table:table-header-rows>
        <table:table-row table:style-name="Таблица2.1">
          <table:table-cell table:style-name="Таблица2.A2" table:number-columns-spanned="6" office:value-type="string">
            <text:p text:style-name="P33">Generi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34">Static typing 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3" office:value-type="string">
            <text:p text:style-name="P34">Garbage Collection 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3" office:value-type="string">
            <text:p text:style-name="P34">Aliases</text:p>
          </table:table-cell>
          <table:table-cell table:style-name="Таблица2.A3" office:value-type="string">
            <text:p text:style-name="P34">3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36"><text:span text:style-name="Strong_20_Emphasis"><text:span text:style-name="T4">Value typ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34">Typed Enumeration/Boolean 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3" office:value-type="string">
            <text:p text:style-name="P35">Long double floating point (80bit) </text:p>
          </table:table-cell>
          <table:table-cell table:style-name="Таблица2.A3" office:value-type="string">
            <text:p text:style-name="P35"/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6</text:p>
          </table:table-cell>
          <table:table-cell table:style-name="Таблица2.A3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3" office:value-type="string">
            <text:p text:style-name="P34">Complex and Imaginary 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6</text:p>
          </table:table-cell>
        </table:table-row>
        <table:table-row table:style-name="Таблица2.1">
          <table:table-cell table:style-name="Таблица2.A3" office:value-type="string">
            <text:p text:style-name="P34">Rational </text:p>
          </table:table-cell>
          <table:table-cell table:style-name="Таблица2.A3" office:value-type="string">
            <text:p text:style-name="P34">6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2" office:value-type="string">
            <text:p text:style-name="P34">6</text:p>
          </table:table-cell>
        </table:table-row>
        <table:table-row table:style-name="Таблица2.1">
          <table:table-cell table:style-name="Таблица2.A3" office:value-type="string">
            <text:p text:style-name="P34">Arbitrary Precision Arithmetic </text:p>
          </table:table-cell>
          <table:table-cell table:style-name="Таблица2.A3" office:value-type="string">
            <text:p text:style-name="P34">7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3" office:value-type="string">
            <text:p text:style-name="P34">Regular Expression </text:p>
          </table:table-cell>
          <table:table-cell table:style-name="Таблица2.A3" office:value-type="string">
            <text:p text:style-name="P34">7</text:p>
          </table:table-cell>
          <table:table-cell table:style-name="Таблица2.A3" office:value-type="string">
            <text:p text:style-name="P34">6</text:p>
          </table:table-cell>
          <table:table-cell table:style-name="Таблица2.A3" office:value-type="string">
            <text:p text:style-name="P34">6</text:p>
          </table:table-cell>
          <table:table-cell table:style-name="Таблица2.A3" office:value-type="string">
            <text:p text:style-name="P34">6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36"><text:span text:style-name="Strong_20_Emphasis"><text:span text:style-name="T4">Array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34">Lightweight array 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6</text:p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3" office:value-type="string">
            <text:p text:style-name="P34">Array bounds checking 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3" office:value-type="string">
            <text:p text:style-name="P34">Array slicing </text:p>
          </table:table-cell>
          <table:table-cell table:style-name="Таблица2.A3" office:value-type="string">
            <text:p text:style-name="P34">7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3" office:value-type="string">
            <text:p text:style-name="P35">Array of bits / Finite set </text:p>
          </table:table-cell>
          <table:table-cell table:style-name="Таблица2.A3" office:value-type="string">
            <text:p text:style-name="P34">7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36"><text:span text:style-name="Strong_20_Emphasis"><text:span text:style-name="T4">Other Data Model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34">List </text:p>
          </table:table-cell>
          <table:table-cell table:style-name="Таблица2.A3" office:value-type="string">
            <text:p text:style-name="P34">6</text:p>
          </table:table-cell>
          <table:table-cell table:style-name="Таблица2.A3" office:value-type="string">
            <text:p text:style-name="P34">6</text:p>
          </table:table-cell>
          <table:table-cell table:style-name="Таблица2.A3" office:value-type="string">
            <text:p text:style-name="P34">6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3" office:value-type="string">
            <text:p text:style-name="P34">Hash 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6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3" office:value-type="string">
            <text:p text:style-name="P34">Abstract collection 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36"><text:span text:style-name="Strong_20_Emphasis"><text:span text:style-name="T4">Function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34">Function delegates 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3" office:value-type="string">
            <text:p text:style-name="P34">Function overloading 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3" office:value-type="string">
            <text:p text:style-name="P34">Out function parameters 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3" office:value-type="string">
            <text:p text:style-name="P34">Nested functions </text:p>
          </table:table-cell>
          <table:table-cell table:style-name="Таблица2.A3" office:value-type="string">
            <text:p text:style-name="P34">5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/>
          </table:table-cell>
        </table:table-row>
        <text:soft-page-break/>
        <table:table-row table:style-name="Таблица2.1">
          <table:table-cell table:style-name="Таблица2.A3" office:value-type="string">
            <text:p text:style-name="P34">Function literals </text:p>
          </table:table-cell>
          <table:table-cell table:style-name="Таблица2.A3" office:value-type="string">
            <text:p text:style-name="P34">5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3" office:value-type="string">
            <text:p text:style-name="P34">Dynamic closures 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3" office:value-type="string">
            <text:p text:style-name="P34">Lexical closures </text:p>
          </table:table-cell>
          <table:table-cell table:style-name="Таблица2.A3" office:value-type="string">
            <text:p text:style-name="P34">5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3" office:value-type="string">
            <text:p text:style-name="P34">Non-class functions 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36"><text:span text:style-name="Strong_20_Emphasis"><text:span text:style-name="T4">OOP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34">Modules/Namespaces 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7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6</text:p>
          </table:table-cell>
        </table:table-row>
        <table:table-row table:style-name="Таблица2.1">
          <table:table-cell table:style-name="Таблица2.A3" office:value-type="string">
            <text:p text:style-name="P34">Multiple Inheritance </text:p>
          </table:table-cell>
          <table:table-cell table:style-name="Таблица2.A3" office:value-type="string">
            <text:p text:style-name="P34">4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3</text:p>
          </table:table-cell>
        </table:table-row>
        <table:table-row table:style-name="Таблица2.1">
          <table:table-cell table:style-name="Таблица2.A3" office:value-type="string">
            <text:p text:style-name="P34">Interfaces 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3" office:value-type="string">
            <text:p text:style-name="P34">Fine grain export control </text:p>
          </table:table-cell>
          <table:table-cell table:style-name="Таблица2.A3" office:value-type="string">
            <text:p text:style-name="P34">7</text:p>
          </table:table-cell>
          <table:table-cell table:style-name="Таблица2.A3" office:value-type="string">
            <text:p text:style-name="P34">7</text:p>
          </table:table-cell>
          <table:table-cell table:style-name="Таблица2.A3" office:value-type="string">
            <text:p text:style-name="P34">7</text:p>
          </table:table-cell>
          <table:table-cell table:style-name="Таблица2.A3" office:value-type="string">
            <text:p text:style-name="P34"/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3" office:value-type="string">
            <text:p text:style-name="P34">Inner classes 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3" office:value-type="string">
            <text:p text:style-name="P34">Operator overloading 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3" office:value-type="string">
            <text:p text:style-name="P34">Covariant return types 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/>
          </table:table-cell>
        </table:table-row>
        <table:table-row table:style-name="Таблица2.1">
          <table:table-cell table:style-name="Таблица2.A3" office:value-type="string">
            <text:p text:style-name="P34">Generics </text:p>
          </table:table-cell>
          <table:table-cell table:style-name="Таблица2.A3" office:value-type="string">
            <text:p text:style-name="P34">6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3" office:value-type="string">
            <text:p text:style-name="P34">6</text:p>
          </table:table-cell>
          <table:table-cell table:style-name="Таблица2.A3" office:value-type="string">
            <text:p text:style-name="P34">9</text:p>
          </table:table-cell>
          <table:table-cell table:style-name="Таблица2.A2" office:value-type="string">
            <text:p text:style-name="P34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33">Multilevel programm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1" office:value-type="string">
            <text:p text:style-name="P17">Templates or executable macros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>8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/>
          </table:table-cell>
          <table:table-cell table:style-name="Таблица2.F41" office:value-type="string">
            <text:p text:style-name="P17">8</text:p>
          </table:table-cell>
        </table:table-row>
        <table:table-row table:style-name="Таблица2.1">
          <table:table-cell table:style-name="Таблица2.A41" office:value-type="string">
            <text:p text:style-name="P17">Reflection/Introspection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>8</text:p>
          </table:table-cell>
          <table:table-cell table:style-name="Таблица2.F41" office:value-type="string">
            <text:p text:style-name="P17">8</text:p>
          </table:table-cell>
        </table:table-row>
        <table:table-row table:style-name="Таблица2.1">
          <table:table-cell table:style-name="Таблица2.A41" office:value-type="string">
            <text:p text:style-name="P17">Dynamic inheritance change</text:p>
          </table:table-cell>
          <table:table-cell table:style-name="Таблица2.A41" office:value-type="string">
            <text:p text:style-name="P17">3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/>
          </table:table-cell>
          <table:table-cell table:style-name="Таблица2.F41" office:value-type="string">
            <text:p text:style-name="P17"/>
          </table:table-cell>
        </table:table-row>
        <table:table-row table:style-name="Таблица2.1">
          <table:table-cell table:style-name="Таблица2.A41" office:value-type="string">
            <text:p text:style-name="P17">Dynamic class creation</text:p>
          </table:table-cell>
          <table:table-cell table:style-name="Таблица2.A41" office:value-type="string">
            <text:p text:style-name="P17">8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>8</text:p>
          </table:table-cell>
          <table:table-cell table:style-name="Таблица2.A41" office:value-type="string">
            <text:p text:style-name="P17"/>
          </table:table-cell>
          <table:table-cell table:style-name="Таблица2.F41" office:value-type="string">
            <text:p text:style-name="P17"/>
          </table:table-cell>
        </table:table-row>
        <table:table-row table:style-name="Таблица2.1">
          <table:table-cell table:style-name="Таблица2.A41" office:value-type="string">
            <text:p text:style-name="P17">Dynamic method creation</text:p>
          </table:table-cell>
          <table:table-cell table:style-name="Таблица2.A41" office:value-type="string">
            <text:p text:style-name="P17">8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/>
          </table:table-cell>
          <table:table-cell table:style-name="Таблица2.F41" office:value-type="string">
            <text:p text:style-name="P17"/>
          </table:table-cell>
        </table:table-row>
        <table:table-row table:style-name="Таблица2.1">
          <table:table-cell table:style-name="Таблица2.A41" office:value-type="string">
            <text:p text:style-name="P17">Dynamic class loading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F41" office:value-type="string">
            <text:p text:style-name="P17">9</text:p>
          </table:table-cell>
        </table:table-row>
        <table:table-row table:style-name="Таблица2.1">
          <table:table-cell table:style-name="Таблица2.A47" office:value-type="string">
            <text:p text:style-name="P17">Dynamic class unloading</text:p>
          </table:table-cell>
          <table:table-cell table:style-name="Таблица2.A47" office:value-type="string">
            <text:p text:style-name="P17">9</text:p>
          </table:table-cell>
          <table:table-cell table:style-name="Таблица2.A47" office:value-type="string">
            <text:p text:style-name="P17"/>
          </table:table-cell>
          <table:table-cell table:style-name="Таблица2.A47" office:value-type="string">
            <text:p text:style-name="P17"/>
          </table:table-cell>
          <table:table-cell table:style-name="Таблица2.A47" office:value-type="string">
            <text:p text:style-name="P17"/>
          </table:table-cell>
          <table:table-cell table:style-name="Таблица2.F47" office:value-type="string">
            <text:p text:style-name="P17"/>
          </table:table-cell>
        </table:table-row>
        <table:table-row table:style-name="Таблица2.1">
          <table:table-cell table:style-name="Таблица2.F41" table:number-columns-spanned="6" office:value-type="string">
            <text:p text:style-name="P19">Performa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1" office:value-type="string">
            <text:p text:style-name="P17">Inline assembler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/>
          </table:table-cell>
          <table:table-cell table:style-name="Таблица2.F41" office:value-type="string">
            <text:p text:style-name="P17"/>
          </table:table-cell>
        </table:table-row>
        <table:table-row table:style-name="Таблица2.1">
          <table:table-cell table:style-name="Таблица2.A41" office:value-type="string">
            <text:p text:style-name="P17">Explicit memory allocation control</text:p>
          </table:table-cell>
          <table:table-cell table:style-name="Таблица2.A41" office:value-type="string">
            <text:p text:style-name="P17">6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/>
          </table:table-cell>
          <table:table-cell table:style-name="Таблица2.F41" office:value-type="string">
            <text:p text:style-name="P17">9</text:p>
          </table:table-cell>
        </table:table-row>
        <table:table-row table:style-name="Таблица2.1">
          <table:table-cell table:style-name="Таблица2.A41" office:value-type="string">
            <text:p text:style-name="P17">Implicit Parallelism/Scheduling</text:p>
          </table:table-cell>
          <table:table-cell table:style-name="Таблица2.A41" office:value-type="string">
            <text:p text:style-name="P17">8</text:p>
          </table:table-cell>
          <table:table-cell table:style-name="Таблица2.A41" office:value-type="string">
            <text:p text:style-name="P17">3</text:p>
          </table:table-cell>
          <table:table-cell table:style-name="Таблица2.A41" office:value-type="string">
            <text:p text:style-name="P17">3</text:p>
          </table:table-cell>
          <table:table-cell table:style-name="Таблица2.A41" office:value-type="string">
            <text:p text:style-name="P17">3</text:p>
          </table:table-cell>
          <table:table-cell table:style-name="Таблица2.F41" office:value-type="string">
            <text:p text:style-name="P17">3</text:p>
          </table:table-cell>
        </table:table-row>
        <table:table-row table:style-name="Таблица2.1">
          <table:table-cell table:style-name="Таблица2.F41" table:number-columns-spanned="6" office:value-type="string">
            <text:p text:style-name="P19">Reliabili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1" office:value-type="string">
            <text:p text:style-name="P17">Design by Contract</text:p>
          </table:table-cell>
          <table:table-cell table:style-name="Таблица2.A41" office:value-type="string">
            <text:p text:style-name="P17">8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/>
          </table:table-cell>
          <table:table-cell table:style-name="Таблица2.F41" office:value-type="string">
            <text:p text:style-name="P17"/>
          </table:table-cell>
        </table:table-row>
        <table:table-row table:style-name="Таблица2.1">
          <table:table-cell table:style-name="Таблица2.A41" office:value-type="string">
            <text:p text:style-name="P17">Static construction order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/>
          </table:table-cell>
          <table:table-cell table:style-name="Таблица2.F41" office:value-type="string">
            <text:p text:style-name="P17"/>
          </table:table-cell>
        </table:table-row>
        <table:table-row table:style-name="Таблица2.1">
          <table:table-cell table:style-name="Таблица2.A41" office:value-type="string">
            <text:p text:style-name="P17">Guaranteed initialization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F41" office:value-type="string">
            <text:p text:style-name="P17"/>
          </table:table-cell>
        </table:table-row>
        <table:table-row table:style-name="Таблица2.1">
          <table:table-cell table:style-name="Таблица2.A41" office:value-type="string">
            <text:p text:style-name="P17">RAII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F41" office:value-type="string">
            <text:p text:style-name="P17"/>
          </table:table-cell>
        </table:table-row>
        <table:table-row table:style-name="Таблица2.1">
          <table:table-cell table:style-name="Таблица2.A41" office:value-type="string">
            <text:p text:style-name="P17">try-catch-finally blocks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F41" office:value-type="string">
            <text:p text:style-name="P17">9</text:p>
          </table:table-cell>
        </table:table-row>
        <table:table-row table:style-name="Таблица2.1">
          <table:table-cell table:style-name="Таблица2.A41" office:value-type="string">
            <text:p text:style-name="P17">Thread synchronization primitives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/>
          </table:table-cell>
          <table:table-cell table:style-name="Таблица2.A41" office:value-type="string">
            <text:p text:style-name="P17">9</text:p>
          </table:table-cell>
          <table:table-cell table:style-name="Таблица2.A41" office:value-type="string">
            <text:p text:style-name="P17">9</text:p>
          </table:table-cell>
          <table:table-cell table:style-name="Таблица2.F41" office:value-type="string">
            <text:p text:style-name="P17">9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0" text:outline-level="2">Для оценки того, как тот или иной критерий повлияет проектирование и разработку, введены следующие переменные:</text:h>
            </text:list-item>
          </text:list>
        </text:list-item>
      </text:list>
      <text:list text:style-name="L1">
        <text:list-item>
          <text:list>
            <text:list-item>
              <text:p text:style-name="P13">соотношение времени проектирования — <text:span text:style-name="T5">во сколько раз изменится время проектирования относительно того, что запланировали</text:span></text:p>
            </text:list-item>
            <text:list-item>
              <text:p text:style-name="P15">соотношение времени разработки — <text:span text:style-name="T5">во сколько раз изменится время разработки относительно того, что запланировали </text:span></text:p>
            </text:list-item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30" text:outline-level="2"><text:soft-page-break/>В результате разработана следующая база знаний:</text:h>
            </text:list-item>
          </text:list>
        </text:list-item>
      </text:list>
      <text:p text:style-name="P16"/>
      <text:p text:style-name="P16"/>
      <text:list text:style-name="WW8Num2" text:continue-numbering="true">
        <text:list-item>
          <text:h text:style-name="P27" text:outline-level="1">Контрольный пример</text:h>
          <text:list>
            <text:list-header>
              <text:p text:style-name="P18"/>
            </text:list-header>
          </text:list>
        </text:list-item>
      </text:list>
      <text:p text:style-name="P12"/>
      <text:list text:style-name="WW8Num2" text:continue-numbering="true">
        <text:list-item>
          <text:h text:style-name="P25" text:outline-level="1"><text:s/>Вывод</text:h>
        </text:list-item>
      </text:list>
      <text:p text:style-name="P7">В ходе лабораторной работы была создана база знаний о выборе языка для разработки приложений, было, в основном, освоено ПС ЭСТЭ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25T19:25:09</dc:date>
    <meta:print-date>2007-10-20T15:01:00</meta:print-date>
    <meta:editing-cycles>34</meta:editing-cycles>
    <meta:editing-duration>P1DT13H37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234" meta:word-count="428" meta:character-count="2412"/>
  </office:meta>
</office:document-meta>
</file>